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3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1" style:family="text">
      <style:text-properties style:text-position="sub 75%"/>
    </style:style>
    <style:style style:name="T2" style:family="text">
      <style:text-properties style:text-position="sub 75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super 75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A</text:p>
          </table:table-cell>
          <table:table-cell office:value-type="string">
            <text:p>kB</text:p>
          </table:table-cell>
          <table:table-cell table:number-columns-repeated="9"/>
        </table:table-row>
        <table:table-row table:style-name="ro1">
          <table:table-cell table:formula="oooc:=6.02E+023" office:value-type="float" office:value="6.02E+023">
            <text:p>6.02E+023</text:p>
          </table:table-cell>
          <table:table-cell table:style-name="ce1" table:formula="oooc:=1.38E-023" office:value-type="float" office:value="1.38E-023">
            <text:p>1.38E-02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M (kg/mol)</text:p>
          </table:table-cell>
          <table:table-cell office:value-type="string">
            <text:p>v<text:span text:style-name="T1">s</text:span> (m/s)</text:p>
          </table:table-cell>
          <table:table-cell office:value-type="string">
            <text:p>T<text:span text:style-name="T1">m </text:span>(K)</text:p>
          </table:table-cell>
          <table:table-cell office:value-type="string">
            <text:p>L<text:span text:style-name="T2">f </text:span><text:span text:style-name="T3">(J/mol)</text:span></text:p>
          </table:table-cell>
          <table:table-cell office:value-type="string">
            <text:p>L<text:span text:style-name="T1">f</text:span>/N<text:span text:style-name="T1">A</text:span>k<text:span text:style-name="T1">B</text:span>T<text:span text:style-name="T1">m</text:span></text:p>
          </table:table-cell>
          <table:table-cell office:value-type="string">
            <text:p>M(v<text:span text:style-name="T1">s</text:span><text:span text:style-name="T4">)</text:span><text:span text:style-name="T5">2</text:span>/100k<text:span text:style-name="T1">B </text:span><text:span text:style-name="T4">(K)</text:span></text:p>
          </table:table-cell>
          <table:table-cell office:value-type="string">
            <text:p>TL/Tm</text:p>
          </table:table-cell>
          <table:table-cell office:value-type="string">
            <text:p>T<text:span text:style-name="T1">v</text:span></text:p>
          </table:table-cell>
          <table:table-cell office:value-type="string">
            <text:p>L<text:span text:style-name="T1">v</text:span></text:p>
          </table:table-cell>
          <table:table-cell office:value-type="string">
            <text:p>L<text:span text:style-name="T1">v</text:span>/N<text:span text:style-name="T1">A</text:span>k<text:span text:style-name="T1">B</text:span>T<text:span text:style-name="T1">b</text:span></text:p>
          </table:table-cell>
        </table:table-row>
        <table:table-row table:style-name="ro1">
          <table:table-cell office:value-type="string">
            <text:p>Copper</text:p>
          </table:table-cell>
          <table:table-cell table:style-name="ce1" office:value-type="float" office:value="0.063546">
            <text:p>6.35E-002</text:p>
          </table:table-cell>
          <table:table-cell office:value-type="float" office:value="3810">
            <text:p>3810</text:p>
          </table:table-cell>
          <table:table-cell office:value-type="float" office:value="1357.77">
            <text:p>1357.77</text:p>
          </table:table-cell>
          <table:table-cell office:value-type="float" office:value="13260">
            <text:p>13260</text:p>
          </table:table-cell>
          <table:table-cell table:formula="oooc:=[.E5]/([.$A$2]*[.$B$2]*[.D5])" office:value-type="float" office:value="1.17555171043407">
            <text:p>1.18</text:p>
          </table:table-cell>
          <table:table-cell table:formula="oooc:=[.B5]*[.C5]^2/(100*[.$A$2]*[.$B$2])" office:value-type="float" office:value="1110.35689079879">
            <text:p>1110.36</text:p>
          </table:table-cell>
          <table:table-cell table:formula="oooc:=[.G5]/[.D5]" office:value-type="float" office:value="0.817779808655948">
            <text:p>0.82</text:p>
          </table:table-cell>
          <table:table-cell office:value-type="float" office:value="2835">
            <text:p>2835</text:p>
          </table:table-cell>
          <table:table-cell office:value-type="float" office:value="300400">
            <text:p>300400</text:p>
          </table:table-cell>
          <table:table-cell table:formula="oooc:=[.J5]/([.$A$2]*[.$B$2]*[.I5])" office:value-type="float" office:value="12.7547305231996">
            <text:p>12.75</text:p>
          </table:table-cell>
        </table:table-row>
        <table:table-row table:style-name="ro1">
          <table:table-cell office:value-type="string">
            <text:p>Lead</text:p>
          </table:table-cell>
          <table:table-cell office:value-type="float" office:value="0.2072">
            <text:p>0.21</text:p>
          </table:table-cell>
          <table:table-cell office:value-type="float" office:value="1190">
            <text:p>1190</text:p>
          </table:table-cell>
          <table:table-cell office:value-type="float" office:value="600.61">
            <text:p>600.61</text:p>
          </table:table-cell>
          <table:table-cell office:value-type="float" office:value="4770">
            <text:p>4770</text:p>
          </table:table-cell>
          <table:table-cell table:formula="oooc:=[.E6]/([.$A$2]*[.$B$2]*[.D6])" office:value-type="float" office:value="0.955983161064887">
            <text:p>0.96</text:p>
          </table:table-cell>
          <table:table-cell table:formula="oooc:=[.B6]*[.C6]^2/(100*[.$A$2]*[.$B$2])" office:value-type="float" office:value="353.189753960229">
            <text:p>353.19</text:p>
          </table:table-cell>
          <table:table-cell table:formula="oooc:=[.G6]/[.D6]" office:value-type="float" office:value="0.588051737334092">
            <text:p>0.59</text:p>
          </table:table-cell>
          <table:table-cell office:value-type="float" office:value="2022">
            <text:p>2022</text:p>
          </table:table-cell>
          <table:table-cell office:value-type="float" office:value="179500">
            <text:p>179500</text:p>
          </table:table-cell>
          <table:table-cell table:formula="oooc:=[.J6]/([.$A$2]*[.$B$2]*[.I6])" office:value-type="float" office:value="10.6858167933558">
            <text:p>10.69</text:p>
          </table:table-cell>
        </table:table-row>
        <table:table-row table:style-name="ro1">
          <table:table-cell office:value-type="string">
            <text:p>Aluminum</text:p>
          </table:table-cell>
          <table:table-cell office:value-type="float" office:value="0.02698">
            <text:p>0.03</text:p>
          </table:table-cell>
          <table:table-cell office:value-type="float" office:value="5000">
            <text:p>5000</text:p>
          </table:table-cell>
          <table:table-cell office:value-type="float" office:value="933.5">
            <text:p>933.5</text:p>
          </table:table-cell>
          <table:table-cell office:value-type="float" office:value="10710">
            <text:p>10710</text:p>
          </table:table-cell>
          <table:table-cell table:formula="oooc:=[.E7]/([.$A$2]*[.$B$2]*[.D7])" office:value-type="float" office:value="1.38101873690402">
            <text:p>1.38</text:p>
          </table:table-cell>
          <table:table-cell table:formula="oooc:=[.B7]*[.C7]^2/(100*[.$A$2]*[.$B$2])" office:value-type="float" office:value="811.907169338919">
            <text:p>811.91</text:p>
          </table:table-cell>
          <table:table-cell table:formula="oooc:=[.G7]/[.D7]" office:value-type="float" office:value="0.869745226929747">
            <text:p>0.87</text:p>
          </table:table-cell>
          <table:table-cell table:number-columns-repeated="2"/>
          <table:table-cell table:formula="oooc:=[.J7]/([.$A$2]*[.$B$2]*[.I7])" office:value-type="float" office:value="0">
            <text:p>#DIV/0!</text:p>
          </table:table-cell>
        </table:table-row>
        <table:table-row table:style-name="ro1">
          <table:table-cell office:value-type="string">
            <text:p>Nickel</text:p>
          </table:table-cell>
          <table:table-cell office:value-type="float" office:value="0.0586934">
            <text:p>0.06</text:p>
          </table:table-cell>
          <table:table-cell office:value-type="float" office:value="4900">
            <text:p>4900</text:p>
          </table:table-cell>
          <table:table-cell office:value-type="float" office:value="1728">
            <text:p>1728</text:p>
          </table:table-cell>
          <table:table-cell office:value-type="float" office:value="17480">
            <text:p>17480</text:p>
          </table:table-cell>
          <table:table-cell table:formula="oooc:=[.E8]/([.$A$2]*[.$B$2]*[.D8])" office:value-type="float" office:value="1.21764898896682">
            <text:p>1.22</text:p>
          </table:table-cell>
          <table:table-cell table:formula="oooc:=[.B8]*[.C8]^2/(100*[.$A$2]*[.$B$2])" office:value-type="float" office:value="1696.31245365689">
            <text:p>1696.31</text:p>
          </table:table-cell>
          <table:table-cell table:formula="oooc:=[.G8]/[.D8]" office:value-type="float" office:value="0.981662299569961">
            <text:p>0.98</text:p>
          </table:table-cell>
          <table:table-cell table:number-columns-repeated="2"/>
          <table:table-cell table:formula="oooc:=[.J8]/([.$A$2]*[.$B$2]*[.I8])" office:value-type="float" office:value="0">
            <text:p>#DIV/0!</text:p>
          </table:table-cell>
        </table:table-row>
        <table:table-row table:style-name="ro1">
          <table:table-cell office:value-type="string">
            <text:p>Iron</text:p>
          </table:table-cell>
          <table:table-cell office:value-type="float" office:value="0.055845">
            <text:p>0.06</text:p>
          </table:table-cell>
          <table:table-cell office:value-type="float" office:value="5120">
            <text:p>5120</text:p>
          </table:table-cell>
          <table:table-cell office:value-type="float" office:value="1811">
            <text:p>1811</text:p>
          </table:table-cell>
          <table:table-cell office:value-type="float" office:value="13810">
            <text:p>13810</text:p>
          </table:table-cell>
          <table:table-cell table:formula="oooc:=[.E9]/([.$A$2]*[.$B$2]*[.D9])" office:value-type="float" office:value="0.917909047589536">
            <text:p>0.92</text:p>
          </table:table-cell>
          <table:table-cell table:formula="oooc:=[.B9]*[.C9]^2/(100*[.$A$2]*[.$B$2])" office:value-type="float" office:value="1762.1733930377">
            <text:p>1762.17</text:p>
          </table:table-cell>
          <table:table-cell table:formula="oooc:=[.G9]/[.D9]" office:value-type="float" office:value="0.973038869706074">
            <text:p>0.97</text:p>
          </table:table-cell>
          <table:table-cell office:value-type="float" office:value="3134">
            <text:p>3134</text:p>
          </table:table-cell>
          <table:table-cell office:value-type="float" office:value="340000">
            <text:p>340000</text:p>
          </table:table-cell>
          <table:table-cell table:formula="oooc:=[.J9]/([.$A$2]*[.$B$2]*[.I9])" office:value-type="float" office:value="13.0588323750762">
            <text:p>13.06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float" office:value="0.1969666">
            <text:p>0.2</text:p>
          </table:table-cell>
          <table:table-cell office:value-type="float" office:value="2030">
            <text:p>2030</text:p>
          </table:table-cell>
          <table:table-cell office:value-type="float" office:value="1337.33">
            <text:p>1337.33</text:p>
          </table:table-cell>
          <table:table-cell office:value-type="float" office:value="12550">
            <text:p>12550</text:p>
          </table:table-cell>
          <table:table-cell table:formula="oooc:=[.E10]/([.$A$2]*[.$B$2]*[.D10])" office:value-type="float" office:value="1.12961268595939">
            <text:p>1.13</text:p>
          </table:table-cell>
          <table:table-cell table:formula="oooc:=[.B10]*[.C10]^2/(100*[.$A$2]*[.$B$2])" office:value-type="float" office:value="977.032671216717">
            <text:p>977.03</text:p>
          </table:table-cell>
          <table:table-cell table:formula="oooc:=[.G10]/[.D10]" office:value-type="float" office:value="0.730584576145542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Silicon</text:p>
          </table:table-cell>
          <table:table-cell office:value-type="float" office:value="0.0280855">
            <text:p>0.03</text:p>
          </table:table-cell>
          <table:table-cell office:value-type="float" office:value="8433">
            <text:p>8433</text:p>
          </table:table-cell>
          <table:table-cell office:value-type="float" office:value="1687">
            <text:p>1687</text:p>
          </table:table-cell>
          <table:table-cell office:value-type="float" office:value="50210">
            <text:p>50210</text:p>
          </table:table-cell>
          <table:table-cell table:formula="oooc:=[.E11]/([.$A$2]*[.$B$2]*[.D11])" office:value-type="float" office:value="3.58261022545029">
            <text:p>3.58</text:p>
          </table:table-cell>
          <table:table-cell table:formula="oooc:=[.B11]*[.C11]^2/(100*[.$A$2]*[.$B$2])" office:value-type="float" office:value="2404.20105242128">
            <text:p>2404.2</text:p>
          </table:table-cell>
          <table:table-cell table:formula="oooc:=[.G11]/[.D11]" office:value-type="float" office:value="1.42513399669311">
            <text:p>1.43</text:p>
          </table:table-cell>
          <table:table-cell table:number-columns-repeated="3"/>
        </table:table-row>
        <table:table-row table:style-name="ro1">
          <table:table-cell office:value-type="string">
            <text:p>Sodium</text:p>
          </table:table-cell>
          <table:table-cell office:value-type="float" office:value="0.0229898">
            <text:p>0.02</text:p>
          </table:table-cell>
          <table:table-cell office:value-type="float" office:value="3200">
            <text:p>3200</text:p>
          </table:table-cell>
          <table:table-cell office:value-type="float" office:value="370.87">
            <text:p>370.87</text:p>
          </table:table-cell>
          <table:table-cell office:value-type="float" office:value="2600">
            <text:p>2600</text:p>
          </table:table-cell>
          <table:table-cell table:formula="oooc:=[.E12]/([.$A$2]*[.$B$2]*[.D12])" office:value-type="float" office:value="0.843871007004762">
            <text:p>0.84</text:p>
          </table:table-cell>
          <table:table-cell table:formula="oooc:=[.B12]*[.C12]^2/(100*[.$A$2]*[.$B$2])" office:value-type="float" office:value="283.373720448746">
            <text:p>283.37</text:p>
          </table:table-cell>
          <table:table-cell table:formula="oooc:=[.G12]/[.D12]" office:value-type="float" office:value="0.764078303580084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Potassium</text:p>
          </table:table-cell>
          <table:table-cell office:value-type="float" office:value="0.0390983">
            <text:p>0.04</text:p>
          </table:table-cell>
          <table:table-cell office:value-type="float" office:value="2000">
            <text:p>2000</text:p>
          </table:table-cell>
          <table:table-cell office:value-type="float" office:value="336.53">
            <text:p>336.53</text:p>
          </table:table-cell>
          <table:table-cell office:value-type="float" office:value="0">
            <text:p>0</text:p>
          </table:table-cell>
          <table:table-cell table:formula="oooc:=[.E13]/([.$A$2]*[.$B$2]*[.D13])" office:value-type="float" office:value="0">
            <text:p>0</text:p>
          </table:table-cell>
          <table:table-cell table:formula="oooc:=[.B13]*[.C13]^2/(100*[.$A$2]*[.$B$2])" office:value-type="float" office:value="188.253165775916">
            <text:p>188.25</text:p>
          </table:table-cell>
          <table:table-cell table:formula="oooc:=[.G13]/[.D13]" office:value-type="float" office:value="0.559394900234499">
            <text:p>0.56</text:p>
          </table:table-cell>
          <table:table-cell table:number-columns-repeated="3"/>
        </table:table-row>
        <table:table-row table:style-name="ro1">
          <table:table-cell office:value-type="string">
            <text:p>Magnesium</text:p>
          </table:table-cell>
          <table:table-cell office:value-type="float" office:value="0.024305">
            <text:p>0.02</text:p>
          </table:table-cell>
          <table:table-cell office:value-type="float" office:value="4940">
            <text:p>4940</text:p>
          </table:table-cell>
          <table:table-cell office:value-type="float" office:value="923">
            <text:p>923</text:p>
          </table:table-cell>
          <table:table-cell office:value-type="float" office:value="8480">
            <text:p>8480</text:p>
          </table:table-cell>
          <table:table-cell table:formula="oooc:=[.E14]/([.$A$2]*[.$B$2]*[.D14])" office:value-type="float" office:value="1.105906914876">
            <text:p>1.11</text:p>
          </table:table-cell>
          <table:table-cell table:formula="oooc:=[.B14]*[.C14]^2/(100*[.$A$2]*[.$B$2])" office:value-type="float" office:value="713.96010640859">
            <text:p>713.96</text:p>
          </table:table-cell>
          <table:table-cell table:formula="oooc:=[.G14]/[.D14]" office:value-type="float" office:value="0.773521242046143">
            <text:p>0.77</text:p>
          </table:table-cell>
          <table:table-cell table:number-columns-repeated="3"/>
        </table:table-row>
        <table:table-row table:style-name="ro1">
          <table:table-cell office:value-type="string">
            <text:p>Niobium</text:p>
          </table:table-cell>
          <table:table-cell office:value-type="float" office:value="0.092906">
            <text:p>0.09</text:p>
          </table:table-cell>
          <table:table-cell office:value-type="float" office:value="3480">
            <text:p>3480</text:p>
          </table:table-cell>
          <table:table-cell office:value-type="float" office:value="2750">
            <text:p>2750</text:p>
          </table:table-cell>
          <table:table-cell office:value-type="float" office:value="30000">
            <text:p>30000</text:p>
          </table:table-cell>
          <table:table-cell table:formula="oooc:=[.E15]/([.$A$2]*[.$B$2]*[.D15])" office:value-type="float" office:value="1.31314590364135">
            <text:p>1.31</text:p>
          </table:table-cell>
          <table:table-cell table:formula="oooc:=[.B15]*[.C15]^2/(100*[.$A$2]*[.$B$2])" office:value-type="float" office:value="1354.3367788531">
            <text:p>1354.34</text:p>
          </table:table-cell>
          <table:table-cell table:formula="oooc:=[.G15]/[.D15]" office:value-type="float" office:value="0.492486101401127">
            <text:p>0.4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0/14/2009</text:date>, <text:time>00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n Vollmayr-Lee</meta:initial-creator>
    <meta:creation-date>2008-07-04T20:42:56</meta:creation-date>
    <dc:creator>Ben Vollmayr-Lee</dc:creator>
    <dc:date>2009-10-14T00:33:28</dc:date>
    <meta:editing-cycles>1</meta:editing-cycles>
    <meta:editing-duration>PT10M19S</meta:editing-duration>
    <meta:user-defined meta:name="Info 1"/>
    <meta:user-defined meta:name="Info 2"/>
    <meta:user-defined meta:name="Info 3"/>
    <meta:user-defined meta:name="Info 4"/>
    <meta:document-statistic meta:table-count="3" meta:cell-count="117"/>
  </office:meta>
</office:document-meta>
</file>